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5.24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5.24cm" fo:padding-top="0.125cm" fo:padding-bottom="0.125cm" fo:padding-left="0.25cm" fo:padding-right="0.25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1" draw:style-name="dp1" draw:master-page-name="Standard"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1" draw:text-style-name="P1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éro&gt;</text:page-number></text:span></text:p>
            </draw:text-box>
          </draw:frame>
        </presentation:notes>
      </draw:page>
      <draw:page draw:name="Slide 2" draw:style-name="dp1" draw:master-page-name="Standard"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1" draw:text-style-name="P1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éro&gt;</text:page-number></text:span></text:p>
            </draw:text-box>
          </draw:frame>
        </presentation:notes>
      </draw:page>
      <draw:page draw:name="Slide 3" draw:style-name="dp1" draw:master-page-name="Standard"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1" draw:text-style-name="P1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éro&gt;</text:page-number></text:span></text:p>
            </draw:text-box>
          </draw:frame>
        </presentation:notes>
      </draw:page>
      <draw:page draw:name="Slide 4" draw:style-name="dp1" draw:master-page-name="Standard"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" draw:text-style-name="P1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éro&gt;</text:page-number></text:span></text:p>
            </draw:text-box>
          </draw:frame>
        </presentation:notes>
      </draw:page>
      <draw:page draw:name="Slide 5" draw:style-name="dp1" draw:master-page-name="Standard"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1" draw:text-style-name="P1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éro&gt;</text:page-number></text:span></text:p>
            </draw:text-box>
          </draw:frame>
        </presentation:notes>
      </draw:page>
      <draw:page draw:name="Slide 6" draw:style-name="dp1" draw:master-page-name="Standard"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1" draw:text-style-name="P1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éro&gt;</text:page-number></text:span></text:p>
            </draw:text-box>
          </draw:frame>
        </presentation:notes>
      </draw:page>
      <draw:page draw:name="Slide 7" draw:style-name="dp1" draw:master-page-name="Standard">
        <presentation:notes draw:style-name="dp2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1" draw:text-style-name="P1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30.479cm" svg:height="3.18cm" svg:x="1.693cm" svg:y="0.76cm" presentation:class="title" presentation:placeholder="true">
        <draw:text-box/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39"/>
    <meta:generator>OpenOffice/4.1.7$Win32 OpenOffice.org_project/417m1$Build-9800</meta:generator>
  </office:meta>
</office:document-meta>
</file>